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dados_espectrospo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2" table:default-cell-style-name="ce1"/>
        <table:table-row table:style-name="ro1">
          <table:table-cell table:style-name="Default" office:value-type="string" calcext:value-type="string">
            <text:p>Lambda Nist</text:p>
          </table:table-cell>
          <table:table-cell table:style-name="Default" office:value-type="string" calcext:value-type="string">
            <text:p>Lambda Exp</text:p>
          </table:table-cell>
          <table:table-cell office:value-type="string" calcext:value-type="string">
            <text:p>Angulos(Graus)</text:p>
          </table:table-cell>
          <table:table-cell table:style-name="Default" office:value-type="string" calcext:value-type="string">
            <text:p>Angulos(rad)</text:p>
          </table:table-cell>
          <table:table-cell table:style-name="Default" office:value-type="string" calcext:value-type="string">
            <text:p>Erro Lambda(exp)</text:p>
          </table:table-cell>
        </table:table-row>
        <table:table-row table:style-name="ro1">
          <table:table-cell office:value-type="float" office:value="0.0000004046565" calcext:value-type="float">
            <text:p>4,05E-07</text:p>
          </table:table-cell>
          <table:table-cell office:value-type="float" office:value="0.00000040646557078262" calcext:value-type="float">
            <text:p>4,06E-07</text:p>
          </table:table-cell>
          <table:table-cell office:value-type="float" office:value="23.983" calcext:value-type="float">
            <text:p>23,983</text:p>
          </table:table-cell>
          <table:table-cell office:value-type="float" office:value="0.4185823145058" calcext:value-type="float">
            <text:p>0,4186</text:p>
          </table:table-cell>
          <table:table-cell office:value-type="float" office:value="0.0000000003189296337" calcext:value-type="float">
            <text:p>3,19E-10</text:p>
          </table:table-cell>
        </table:table-row>
        <table:table-row table:style-name="ro1">
          <table:table-cell office:value-type="float" office:value="0.0000004077837" calcext:value-type="float">
            <text:p>4,08E-07</text:p>
          </table:table-cell>
          <table:table-cell office:value-type="float" office:value="0.00000040700767956215" calcext:value-type="float">
            <text:p>4,07E-07</text:p>
          </table:table-cell>
          <table:table-cell office:value-type="float" office:value="24.017" calcext:value-type="float">
            <text:p>24,017</text:p>
          </table:table-cell>
          <table:table-cell office:value-type="float" office:value="0.419175726451478" calcext:value-type="float">
            <text:p>0,4192</text:p>
          </table:table-cell>
          <table:table-cell office:value-type="float" office:value="0.00000000031884538233" calcext:value-type="float">
            <text:p>3,19E-10</text:p>
          </table:table-cell>
        </table:table-row>
        <table:table-row table:style-name="ro1">
          <table:table-cell office:value-type="float" office:value="0.0000004343634" calcext:value-type="float">
            <text:p>4,34E-07</text:p>
          </table:table-cell>
          <table:table-cell office:value-type="float" office:value="0.00000043444525740442" calcext:value-type="float">
            <text:p>4,34E-07</text:p>
          </table:table-cell>
          <table:table-cell office:value-type="float" office:value="25.75" calcext:value-type="float">
            <text:p>25,75</text:p>
          </table:table-cell>
          <table:table-cell office:value-type="float" office:value="0.44942228238854" calcext:value-type="float">
            <text:p>0,4494</text:p>
          </table:table-cell>
          <table:table-cell office:value-type="float" office:value="0.00000000031440299686" calcext:value-type="float">
            <text:p>3,14E-10</text:p>
          </table:table-cell>
        </table:table-row>
        <table:table-row table:style-name="ro1">
          <table:table-cell office:value-type="float" office:value="0.0000004916068" calcext:value-type="float">
            <text:p>4,92E-07</text:p>
          </table:table-cell>
          <table:table-cell office:value-type="float" office:value="0.00000049140545529732" calcext:value-type="float">
            <text:p>4,91E-07</text:p>
          </table:table-cell>
          <table:table-cell office:value-type="float" office:value="29.433" calcext:value-type="float">
            <text:p>29,433</text:p>
          </table:table-cell>
          <table:table-cell office:value-type="float" office:value="0.513702758739491" calcext:value-type="float">
            <text:p>0,5137</text:p>
          </table:table-cell>
          <table:table-cell office:value-type="float" office:value="0.00000000030401224445" calcext:value-type="float">
            <text:p>3,04E-10</text:p>
          </table:table-cell>
        </table:table-row>
        <table:table-row table:style-name="ro1">
          <table:table-cell office:value-type="float" office:value="0.00000054048" calcext:value-type="float">
            <text:p>5,40E-07</text:p>
          </table:table-cell>
          <table:table-cell office:value-type="float" office:value="0.00000054390694958725" calcext:value-type="float">
            <text:p>5,44E-07</text:p>
          </table:table-cell>
          <table:table-cell office:value-type="float" office:value="32.95" calcext:value-type="float">
            <text:p>32,95</text:p>
          </table:table-cell>
          <table:table-cell office:value-type="float" office:value="0.575085988532132" calcext:value-type="float">
            <text:p>0,5751</text:p>
          </table:table-cell>
          <table:table-cell office:value-type="float" office:value="0.00000000029291705005" calcext:value-type="float">
            <text:p>2,93E-10</text:p>
          </table:table-cell>
        </table:table-row>
        <table:table-row table:style-name="ro1">
          <table:table-cell office:value-type="float" office:value="0.000000567581" calcext:value-type="float">
            <text:p>5,68E-07</text:p>
          </table:table-cell>
          <table:table-cell office:value-type="float" office:value="0.00000057357643635105" calcext:value-type="float">
            <text:p>5,74E-07</text:p>
          </table:table-cell>
          <table:table-cell office:value-type="float" office:value="35" calcext:value-type="float">
            <text:p>35</text:p>
          </table:table-cell>
          <table:table-cell office:value-type="float" office:value="0.610865238198015" calcext:value-type="float">
            <text:p>0,6109</text:p>
          </table:table-cell>
          <table:table-cell office:value-type="float" office:value="0.00000000028593800495" calcext:value-type="float">
            <text:p>2,86E-10</text:p>
          </table:table-cell>
        </table:table-row>
        <table:table-row table:style-name="ro1">
          <table:table-cell office:value-type="float" office:value="0.000000576961" calcext:value-type="float">
            <text:p>5,77E-07</text:p>
          </table:table-cell>
          <table:table-cell office:value-type="float" office:value="0.00000057547637705378" calcext:value-type="float">
            <text:p>5,75E-07</text:p>
          </table:table-cell>
          <table:table-cell office:value-type="float" office:value="35.133" calcext:value-type="float">
            <text:p>35,133</text:p>
          </table:table-cell>
          <table:table-cell office:value-type="float" office:value="0.613186526103168" calcext:value-type="float">
            <text:p>0,6132</text:p>
          </table:table-cell>
          <table:table-cell office:value-type="float" office:value="0.00000000028547247614" calcext:value-type="float">
            <text:p>2,85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08:40:52.444473203</dc:date>
    <meta:editing-duration>PT4M35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